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throwExceptio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handleIt( BaseException ex , String actionName , String message , Object for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throwExceptio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throwExceptio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